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2"/>
          <table:table-cell table:formula="of:=45+32/2" office:value-type="float" office:value="61">
            <text:p>61</text:p>
          </table:table-cell>
          <table:table-cell table:number-columns-repeated="2"/>
          <table:table-cell table:formula="of:=32*4" office:value-type="float" office:value="128">
            <text:p>128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45-32/2" office:value-type="float" office:value="29">
            <text:p>29</text:p>
          </table:table-cell>
          <table:table-cell table:number-columns-repeated="2"/>
          <table:table-cell table:formula="of:=260-[.F3]" office:value-type="float" office:value="132">
            <text:p>132</text:p>
          </table:table-cell>
          <table:table-cell table:number-columns-repeated="2"/>
          <table:table-cell table:formula="of:=201.63-194.84" office:value-type="float" office:value="6.78999999999999">
            <text:p>6.79</text:p>
          </table:table-cell>
          <table:table-cell/>
          <table:table-cell table:formula="of:=193.675-187.96" office:value-type="float" office:value="5.715">
            <text:p>5.715</text:p>
          </table:table-cell>
          <table:table-cell table:number-columns-repeated="4"/>
        </table:table-row>
        <table:table-row table:style-name="ro2">
          <table:table-cell table:number-columns-repeated="5"/>
          <table:table-cell table:formula="of:=[.F4]/4" office:value-type="float" office:value="33">
            <text:p>33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actual</text:p>
          </table:table-cell>
          <table:table-cell table:style-name="ce1" office:value-type="float" office:value="13.596">
            <text:p>13.59600</text:p>
          </table:table-cell>
          <table:table-cell office:value-type="string">
            <text:p>in</text:p>
          </table:table-cell>
          <table:table-cell table:number-columns-repeated="2"/>
          <table:table-cell office:value-type="string">
            <text:p>fig</text:p>
          </table:table-cell>
          <table:table-cell/>
          <table:table-cell office:value-type="string">
            <text:p>y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bigfig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rpvOR</text:p>
          </table:table-cell>
          <table:table-cell table:style-name="ce1" office:value-type="float" office:value="241.3">
            <text:p>241.30000</text:p>
          </table:table-cell>
          <table:table-cell office:value-type="string">
            <text:p>cm</text:p>
          </table:table-cell>
          <table:table-cell table:formula="of:=[.D8]/2.54" office:value-type="float" office:value="95">
            <text:p>95</text:p>
          </table:table-cell>
          <table:table-cell office:value-type="string">
            <text:p>in</text:p>
          </table:table-cell>
          <table:table-cell office:value-type="float" office:value="3">
            <text:p>3</text:p>
          </table:table-cell>
          <table:table-cell/>
          <table:table-cell table:formula="of:=[.H8]*SIN(PI()/4)" office:value-type="float" office:value="2.12132034355964">
            <text:p>2.1213203436</text:p>
          </table:table-cell>
          <table:table-cell table:formula="of:=-[.H8]*COS(PI()/4)" office:value-type="float" office:value="-2.12132034355964">
            <text:p>-2.1213203436</text:p>
          </table:table-cell>
          <table:table-cell/>
          <table:table-cell office:value-type="string">
            <text:p>rpvOR</text:p>
          </table:table-cell>
          <table:table-cell table:formula="of:=[.H8]*[.$O$7]" office:value-type="float" office:value="3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nelIR</text:p>
          </table:table-cell>
          <table:table-cell table:style-name="ce1" office:value-type="float" office:value="194.84">
            <text:p>194.84000</text:p>
          </table:table-cell>
          <table:table-cell/>
          <table:table-cell table:formula="of:=[.D9]/2.54" office:value-type="float" office:value="76.7086614173228">
            <text:p>76.7086614173</text:p>
          </table:table-cell>
          <table:table-cell office:value-type="string">
            <text:p>in</text:p>
          </table:table-cell>
          <table:table-cell table:formula="of:=[.H8]/[.F8]*[.F9]" office:value-type="float" office:value="2.42237878159967">
            <text:p>2.4223787816</text:p>
          </table:table-cell>
          <table:table-cell/>
          <table:table-cell table:formula="of:=[.H9]*SIN(PI()/4)" office:value-type="float" office:value="1.71288046307153">
            <text:p>1.7128804631</text:p>
          </table:table-cell>
          <table:table-cell table:formula="of:=[.H9]*COS(PI()/4)" office:value-type="float" office:value="1.71288046307153">
            <text:p>1.7128804631</text:p>
          </table:table-cell>
          <table:table-cell/>
          <table:table-cell office:value-type="string">
            <text:p>panelIR</text:p>
          </table:table-cell>
          <table:table-cell table:formula="of:=[.H9]*[.$O$7]" office:value-type="float" office:value="2.42237878159967">
            <text:p>2.422378781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nelOR</text:p>
          </table:table-cell>
          <table:table-cell table:style-name="ce1" office:value-type="float" office:value="201.63">
            <text:p>201.63000</text:p>
          </table:table-cell>
          <table:table-cell office:value-type="string">
            <text:p>cm</text:p>
          </table:table-cell>
          <table:table-cell table:formula="of:=[.D10]/2.54" office:value-type="float" office:value="79.3818897637795">
            <text:p>79.3818897638</text:p>
          </table:table-cell>
          <table:table-cell office:value-type="string">
            <text:p>in</text:p>
          </table:table-cell>
          <table:table-cell table:formula="of:=[.H8]/[.F8]*[.F10]" office:value-type="float" office:value="2.5067965188562">
            <text:p>2.5067965189</text:p>
          </table:table-cell>
          <table:table-cell/>
          <table:table-cell table:formula="of:=[.H10]*SIN(PI()/4)" office:value-type="float" office:value="1.77257281753805">
            <text:p>1.7725728175</text:p>
          </table:table-cell>
          <table:table-cell table:formula="of:=[.H10]*COS(PI()/4)" office:value-type="float" office:value="1.77257281753805">
            <text:p>1.7725728175</text:p>
          </table:table-cell>
          <table:table-cell/>
          <table:table-cell office:value-type="string">
            <text:p>panelOR</text:p>
          </table:table-cell>
          <table:table-cell table:formula="of:=[.H10]*[.$O$7]" office:value-type="float" office:value="2.5067965188562">
            <text:p>2.5067965189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arrelOR</text:p>
          </table:table-cell>
          <table:table-cell table:style-name="ce1" office:value-type="float" office:value="193.675">
            <text:p>193.67500</text:p>
          </table:table-cell>
          <table:table-cell office:value-type="string">
            <text:p>cm</text:p>
          </table:table-cell>
          <table:table-cell table:formula="of:=[.D11]/2.54" office:value-type="float" office:value="76.25">
            <text:p>76.25</text:p>
          </table:table-cell>
          <table:table-cell office:value-type="string">
            <text:p>in</text:p>
          </table:table-cell>
          <table:table-cell table:formula="of:=[.H8]/[.F8]*[.F11]" office:value-type="float" office:value="2.40789473684211">
            <text:p>2.4078947368</text:p>
          </table:table-cell>
          <table:table-cell/>
          <table:table-cell table:formula="of:=[.H11]*SIN(PI()/6)" office:value-type="float" office:value="1.20394736842105">
            <text:p>1.2039473684</text:p>
          </table:table-cell>
          <table:table-cell table:formula="of:=[.H11]*COS(PI()/6)" office:value-type="float" office:value="2.08529801174411">
            <text:p>2.0852980117</text:p>
          </table:table-cell>
          <table:table-cell/>
          <table:table-cell office:value-type="string">
            <text:p>barrelOR</text:p>
          </table:table-cell>
          <table:table-cell table:formula="of:=[.H11]*[.$O$7]" office:value-type="float" office:value="2.40789473684211">
            <text:p>2.4078947368</text:p>
          </table:table-cell>
          <table:table-cell/>
        </table:table-row>
        <table:table-row table:style-name="ro2">
          <table:table-cell table:formula="of:=[.D10]-[.D9]" office:value-type="float" office:value="6.78999999999999">
            <text:p>6.79</text:p>
          </table:table-cell>
          <table:table-cell/>
          <table:table-cell office:value-type="string">
            <text:p>rpvIR</text:p>
          </table:table-cell>
          <table:table-cell office:value-type="float" office:value="219.71">
            <text:p>219.71</text:p>
          </table:table-cell>
          <table:table-cell office:value-type="string">
            <text:p>cm</text:p>
          </table:table-cell>
          <table:table-cell table:formula="of:=[.D12]/2.54" office:value-type="float" office:value="86.5">
            <text:p>86.5</text:p>
          </table:table-cell>
          <table:table-cell office:value-type="string">
            <text:p>in</text:p>
          </table:table-cell>
          <table:table-cell table:formula="of:=[.F12]*[.H8]/[.F8]" office:value-type="float" office:value="2.73157894736842">
            <text:p>2.7315789474</text:p>
          </table:table-cell>
          <table:table-cell table:number-columns-repeated="4"/>
          <table:table-cell office:value-type="string">
            <text:p>rpvIR</text:p>
          </table:table-cell>
          <table:table-cell table:formula="of:=[.H12]*[.$O$7]" office:value-type="float" office:value="2.73157894736842">
            <text:p>2.7315789474</text:p>
          </table:table-cell>
          <table:table-cell/>
        </table:table-row>
        <table:table-row table:style-name="ro2">
          <table:table-cell table:formula="of:=[.D11]-[.D13]" office:value-type="float" office:value="5.715">
            <text:p>5.715</text:p>
          </table:table-cell>
          <table:table-cell/>
          <table:table-cell office:value-type="string">
            <text:p>barrelIR</text:p>
          </table:table-cell>
          <table:table-cell office:value-type="float" office:value="187.96">
            <text:p>187.96</text:p>
          </table:table-cell>
          <table:table-cell office:value-type="string">
            <text:p>cm</text:p>
          </table:table-cell>
          <table:table-cell table:formula="of:=[.D13]/2.54" office:value-type="float" office:value="74">
            <text:p>74</text:p>
          </table:table-cell>
          <table:table-cell office:value-type="string">
            <text:p>in</text:p>
          </table:table-cell>
          <table:table-cell table:formula="of:=[.H8]/[.F8]*[.F13]" office:value-type="float" office:value="2.33684210526316">
            <text:p>2.3368421053</text:p>
          </table:table-cell>
          <table:table-cell table:number-columns-repeated="4"/>
          <table:table-cell office:value-type="string">
            <text:p>barrelIR</text:p>
          </table:table-cell>
          <table:table-cell table:formula="of:=[.H13]*[.$O$7]" office:value-type="float" office:value="2.33684210526316">
            <text:p>2.336842105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nerIR</text:p>
          </table:table-cell>
          <table:table-cell office:value-type="float" office:value="219.15">
            <text:p>219.15</text:p>
          </table:table-cell>
          <table:table-cell office:value-type="string">
            <text:p>cm</text:p>
          </table:table-cell>
          <table:table-cell table:formula="of:=[.D14]/2.54" office:value-type="float" office:value="86.2795275590551">
            <text:p>86.2795275591</text:p>
          </table:table-cell>
          <table:table-cell office:value-type="string">
            <text:p>in</text:p>
          </table:table-cell>
          <table:table-cell table:formula="of:=[.H9]/[.F9]*[.F14]" office:value-type="float" office:value="2.72461665975964">
            <text:p>2.7246166598</text:p>
          </table:table-cell>
          <table:table-cell table:number-columns-repeated="4"/>
          <table:table-cell office:value-type="string">
            <text:p>linerIR</text:p>
          </table:table-cell>
          <table:table-cell table:formula="of:=[.H14]*[.$O$7]" office:value-type="float" office:value="2.72461665975964">
            <text:p>2.7246166598</text:p>
          </table:table-cell>
          <table:table-cell/>
        </table:table-row>
        <table:table-row table:style-name="ro2">
          <table:table-cell table:number-columns-repeated="15"/>
        </table:table-row>
        <table:table-row table:style-name="ro1">
          <table:table-cell table:number-columns-repeated="12"/>
          <table:table-cell table:formula="of:=[.C31]" office:value-type="string" office:string-value="centerIR_y">
            <text:p>centerIR_y</text:p>
          </table:table-cell>
          <table:table-cell table:formula="of:=[.D31]*[.$O$7]" office:value-type="float" office:value="2.00510526315789">
            <text:p>2.0051052632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  <table:table-cell table:formula="of:=[.C32]" office:value-type="string" office:string-value="centerIR_x">
            <text:p>centerIR_x</text:p>
          </table:table-cell>
          <table:table-cell table:formula="of:=[.D32]*[.$O$7]" office:value-type="float" office:value="0.935715789473684">
            <text:p>0.9357157895</text:p>
          </table:table-cell>
          <table:table-cell/>
        </table:table-row>
        <table:table-row table:style-name="ro1">
          <table:table-cell/>
          <table:table-cell table:formula="of:=[.D18]*15/2" office:value-type="float" office:value="161.2773">
            <text:p>161.2773</text:p>
          </table:table-cell>
          <table:table-cell office:value-type="string">
            <text:p>latpitch</text:p>
          </table:table-cell>
          <table:table-cell table:formula="of:=8.466*2.54" office:value-type="float" office:value="21.50364">
            <text:p>21.50364</text:p>
          </table:table-cell>
          <table:table-cell office:value-type="string">
            <text:p>cm</text:p>
          </table:table-cell>
          <table:table-cell/>
          <table:table-cell office:value-type="float" office:value="1.6">
            <text:p>1.6</text:p>
          </table:table-cell>
          <table:table-cell table:formula="of:=5*[.D20]" office:value-type="float" office:value="1.33673684210526">
            <text:p>1.3367368421</text:p>
          </table:table-cell>
          <table:table-cell table:formula="of:=3*[.D20]" office:value-type="float" office:value="0.802042105263158">
            <text:p>0.8020421053</text:p>
          </table:table-cell>
          <table:table-cell table:number-columns-repeated="3"/>
          <table:table-cell table:formula="of:=[.C33]" office:value-type="string" office:string-value="centerOR_y">
            <text:p>centerOR_y</text:p>
          </table:table-cell>
          <table:table-cell table:formula="of:=[.D33]*[.$O$7]" office:value-type="float" office:value="2.03273684210526">
            <text:p>2.0327368421</text:p>
          </table:table-cell>
          <table:table-cell/>
        </table:table-row>
        <table:table-row table:style-name="ro1">
          <table:table-cell table:number-columns-repeated="3"/>
          <table:table-cell table:formula="of:=[.D18]/2.54" office:value-type="float" office:value="8.466">
            <text:p>8.466</text:p>
          </table:table-cell>
          <table:table-cell office:value-type="string">
            <text:p>in</text:p>
          </table:table-cell>
          <table:table-cell/>
          <table:table-cell office:value-type="float" office:value="2.4">
            <text:p>2.4</text:p>
          </table:table-cell>
          <table:table-cell table:formula="of:=5*[.D20]" office:value-type="float" office:value="1.33673684210526">
            <text:p>1.3367368421</text:p>
          </table:table-cell>
          <table:table-cell table:formula="of:=2*[.D20]" office:value-type="float" office:value="0.534694736842105">
            <text:p>0.5346947368</text:p>
          </table:table-cell>
          <table:table-cell table:number-columns-repeated="3"/>
          <table:table-cell table:formula="of:=[.C34]" office:value-type="string" office:string-value="centerOR_x">
            <text:p>centerOR_x</text:p>
          </table:table-cell>
          <table:table-cell table:formula="of:=[.D34]*[.$O$7]" office:value-type="float" office:value="0.963347368421053">
            <text:p>0.963347368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ig</text:p>
          </table:table-cell>
          <table:table-cell table:formula="of:=[.H8]/[.F8]*[.D19]" office:value-type="float" office:value="0.267347368421053">
            <text:p>0.2673473684</text:p>
          </table:table-cell>
          <table:table-cell office:value-type="string">
            <text:p>in</text:p>
          </table:table-cell>
          <table:table-cell/>
          <table:table-cell office:value-type="float" office:value="3.1">
            <text:p>3.1</text:p>
          </table:table-cell>
          <table:table-cell table:formula="of:=7*[.D20]" office:value-type="float" office:value="1.87143157894737">
            <text:p>1.8714315789</text:p>
          </table:table-cell>
          <table:table-cell table:formula="of:=[.D20]" office:value-type="float" office:value="0.267347368421053">
            <text:p>0.2673473684</text:p>
          </table:table-cell>
          <table:table-cell/>
          <table:table-cell office:value-type="float" office:value="0.0225">
            <text:p>0.0225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[.K20]*2.54" office:value-type="float" office:value="0.05715">
            <text:p>0.05715</text:p>
          </table:table-cell>
          <table:table-cell/>
          <table:table-cell table:formula="of:=[.C36]" office:value-type="string" office:string-value="middleIR_x">
            <text:p>middleIR_x</text:p>
          </table:table-cell>
          <table:table-cell table:formula="of:=[.D36]*[.$O$7]" office:value-type="float" office:value="1.73775789473684">
            <text:p>1.737757894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affleORwest</text:p>
          </table:table-cell>
          <table:table-cell table:formula="of:=15/2*[.D20]" office:value-type="float" office:value="2.00510526315789">
            <text:p>2.0051052632</text:p>
          </table:table-cell>
          <table:table-cell office:value-type="string">
            <text:p>in</text:p>
          </table:table-cell>
          <table:table-cell table:number-columns-repeated="7"/>
          <table:table-cell table:formula="of:=[.C37]" office:value-type="string" office:string-value="middleIR_y">
            <text:p>middleIR_y</text:p>
          </table:table-cell>
          <table:table-cell table:formula="of:=[.D37]*[.$O$7]" office:value-type="float" office:value="1.47041052631579">
            <text:p>1.470410526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affleIRwest</text:p>
          </table:table-cell>
          <table:table-cell table:formula="of:=[.D22]+[.D26]" office:value-type="float" office:value="2.03273684210526">
            <text:p>2.0327368421</text:p>
          </table:table-cell>
          <table:table-cell office:value-type="string">
            <text:p>in</text:p>
          </table:table-cell>
          <table:table-cell table:number-columns-repeated="7"/>
          <table:table-cell table:formula="of:=[.C38]" office:value-type="string" office:string-value="middleOR_x">
            <text:p>middleOR_x</text:p>
          </table:table-cell>
          <table:table-cell table:formula="of:=[.D38]*[.$O$7]" office:value-type="float" office:value="1.76538947368421">
            <text:p>1.7653894737</text:p>
          </table:table-cell>
          <table:table-cell/>
        </table:table-row>
        <table:table-row table:style-name="ro1">
          <table:table-cell table:number-columns-repeated="12"/>
          <table:table-cell table:formula="of:=[.C39]" office:value-type="string" office:string-value="middleOR_y">
            <text:p>middleOR_y</text:p>
          </table:table-cell>
          <table:table-cell table:formula="of:=[.D39]*[.$O$7]" office:value-type="float" office:value="1.49804210526316">
            <text:p>1.498042105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affle width</text:p>
          </table:table-cell>
          <table:table-cell table:formula="of:=0.875" office:value-type="float" office:value="0.875">
            <text:p>0.875</text:p>
          </table:table-cell>
          <table:table-cell office:value-type="string">
            <text:p>in</text:p>
          </table:table-cell>
          <table:table-cell table:formula="of:=[.D25]*2.54" office:value-type="float" office:value="2.2225">
            <text:p>2.22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fig</text:p>
          </table:table-cell>
          <table:table-cell table:formula="of:=[.H8]/[.F8]*[.D25]" office:value-type="float" office:value="0.0276315789473684">
            <text:p>0.0276315789</text:p>
          </table:table-cell>
          <table:table-cell office:value-type="string">
            <text:p>in</text:p>
          </table:table-cell>
          <table:table-cell table:number-columns-repeated="2"/>
          <table:table-cell table:formula="of:=0.496*2.54" office:value-type="float" office:value="1.25984">
            <text:p>1.25984</text:p>
          </table:table-cell>
          <table:table-cell table:number-columns-repeated="4"/>
          <table:table-cell office:value-type="string">
            <text:p>latWidth</text:p>
          </table:table-cell>
          <table:table-cell table:formula="of:=[.D20]*[.O7]" office:value-type="float" office:value="0.267347368421053">
            <text:p>0.2673473684</text:p>
          </table:table-cell>
          <table:table-cell/>
        </table:table-row>
        <table:table-row table:style-name="ro1">
          <table:table-cell table:number-columns-repeated="12"/>
          <table:table-cell office:value-type="string">
            <text:p>latHWidth</text:p>
          </table:table-cell>
          <table:table-cell table:formula="of:=[.N26]/2" office:value-type="float" office:value="0.133673684210526">
            <text:p>0.1336736842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affle</text:p>
          </table:table-cell>
          <table:table-cell table:number-columns-repeated="9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enterIR_y</text:p>
          </table:table-cell>
          <table:table-cell table:formula="of:=15*[.D20]/2" office:value-type="float" office:value="2.00510526315789">
            <text:p>2.005105263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enterIR_x</text:p>
          </table:table-cell>
          <table:table-cell table:formula="of:=7*[.D20]/2" office:value-type="float" office:value="0.935715789473684">
            <text:p>0.935715789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enterOR_y</text:p>
          </table:table-cell>
          <table:table-cell table:formula="of:=[.D31]+[.D26]" office:value-type="float" office:value="2.03273684210526">
            <text:p>2.032736842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enterOR_x</text:p>
          </table:table-cell>
          <table:table-cell table:formula="of:=[.D32]+[.D26]" office:value-type="float" office:value="0.963347368421053">
            <text:p>0.9633473684</text:p>
          </table:table-cell>
          <table:table-cell table:number-columns-repeated="2"/>
          <table:table-cell table:formula="of:=[.G33]+45" office:value-type="float" office:value="45">
            <text:p>45</text:p>
          </table:table-cell>
          <table:table-cell table:formula="of:=[.G34]" office:value-type="float" office:value="45">
            <text:p>45</text:p>
          </table:table-cell>
          <table:table-cell table:formula="of:=[.H34]+32/2" office:value-type="float" office:value="61">
            <text:p>61</text:p>
          </table:table-cell>
          <table:table-cell table:formula="of:=[.H34]-32/2" office:value-type="float" office:value="29">
            <text:p>29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G34]+45" office:value-type="float" office:value="90">
            <text:p>9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iddleIR_x</text:p>
          </table:table-cell>
          <table:table-cell table:formula="of:=13*[.D20]/2" office:value-type="float" office:value="1.73775789473684">
            <text:p>1.7377578947</text:p>
          </table:table-cell>
          <table:table-cell table:number-columns-repeated="2"/>
          <table:table-cell table:formula="of:=[.G35]+45" office:value-type="float" office:value="135">
            <text:p>135</text:p>
          </table:table-cell>
          <table:table-cell table:formula="of:=[.G36]" office:value-type="float" office:value="135">
            <text:p>135</text:p>
          </table:table-cell>
          <table:table-cell table:formula="of:=[.H36]+32/2" office:value-type="float" office:value="151">
            <text:p>151</text:p>
          </table:table-cell>
          <table:table-cell table:formula="of:=[.H36]-32/2" office:value-type="float" office:value="119">
            <text:p>11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middleIR_y</text:p>
          </table:table-cell>
          <table:table-cell table:formula="of:=11*[.D20]/2" office:value-type="float" office:value="1.47041052631579">
            <text:p>1.4704105263</text:p>
          </table:table-cell>
          <table:table-cell table:number-columns-repeated="2"/>
          <table:table-cell table:formula="of:=[.G36]+45"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iddleOR_x</text:p>
          </table:table-cell>
          <table:table-cell table:formula="of:=[.D36]+[.D26]" office:value-type="float" office:value="1.76538947368421">
            <text:p>1.7653894737</text:p>
          </table:table-cell>
          <table:table-cell table:number-columns-repeated="2"/>
          <table:table-cell table:formula="of:=[.G37]+45" office:value-type="float" office:value="225">
            <text:p>225</text:p>
          </table:table-cell>
          <table:table-cell table:formula="of:=[.G38]" office:value-type="float" office:value="225">
            <text:p>225</text:p>
          </table:table-cell>
          <table:table-cell table:formula="of:=[.H38]+32/2" office:value-type="float" office:value="241">
            <text:p>241</text:p>
          </table:table-cell>
          <table:table-cell table:formula="of:=[.H38]-32/2" office:value-type="float" office:value="209">
            <text:p>20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middleOR_y</text:p>
          </table:table-cell>
          <table:table-cell table:formula="of:=[.D37]+[.D26]" office:value-type="float" office:value="1.49804210526316">
            <text:p>1.4980421053</text:p>
          </table:table-cell>
          <table:table-cell table:number-columns-repeated="2"/>
          <table:table-cell table:formula="of:=[.G38]+45" office:value-type="float" office:value="270">
            <text:p>270</text:p>
          </table:table-cell>
          <table:table-cell table:number-columns-repeated="8"/>
        </table:table-row>
        <table:table-row table:style-name="ro2">
          <table:table-cell table:number-columns-repeated="6"/>
          <table:table-cell table:formula="of:=[.G39]+45" office:value-type="float" office:value="315">
            <text:p>315</text:p>
          </table:table-cell>
          <table:table-cell table:formula="of:=[.G40]" office:value-type="float" office:value="315">
            <text:p>315</text:p>
          </table:table-cell>
          <table:table-cell table:formula="of:=[.H40]+32/2" office:value-type="float" office:value="331">
            <text:p>331</text:p>
          </table:table-cell>
          <table:table-cell table:formula="of:=[.H40]-32/2" office:value-type="float" office:value="299">
            <text:p>299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G40]+45" office:value-type="float" office:value="360">
            <text:p>36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Horelik</meta:initial-creator>
    <meta:creation-date>2012-04-28T16:52:02</meta:creation-date>
    <dc:date>2014-10-08T15:34:33</dc:date>
    <dc:creator>Nick Horelik</dc:creator>
    <meta:editing-duration>PT19H12M58S</meta:editing-duration>
    <meta:editing-cycles>7</meta:editing-cycles>
    <meta:generator>LibreOffice/3.5$Linux_X86_64 LibreOffice_project/350m1$Build-2</meta:generator>
    <meta:document-statistic meta:table-count="3" meta:cell-count="174" meta:object-count="0"/>
  </office:meta>
</office:document-meta>
</file>